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text-properties officeooo:paragraph-rsid="045ef014"/>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ce013" style:text-blinking="false" fo:background-color="#ffffff" style:font-weight-asian="normal" style:font-weight-complex="normal"/>
    </style:style>
    <style:style style:name="P1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style:text-blinking="false" fo:background-color="#ffffff"/>
    </style:style>
    <style:style style:name="P1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3393c" style:text-blinking="false" fo:background-color="#ffffff"/>
    </style:style>
    <style:style style:name="P1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76cdc4" style:text-blinking="false"/>
    </style:style>
    <style:style style:name="P1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789788" style:text-blinking="false"/>
    </style:style>
    <style:style style:name="P1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873f65" style:text-blinking="false"/>
    </style:style>
    <style:style style:name="P1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873f65" style:text-blinking="false" fo:background-color="#ffffff"/>
    </style:style>
    <style:style style:name="P1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6546c6" style:text-blinking="false" fo:background-color="#ffffff"/>
    </style:style>
    <style:style style:name="P20"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21"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22"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532b31" style:text-blinking="false" fo:background-color="#ffffff"/>
    </style:style>
    <style:style style:name="P2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5901c" officeooo:paragraph-rsid="0495901c" style:text-blinking="false" fo:background-color="#ffffff"/>
    </style:style>
    <style:style style:name="P2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8d2813" style:text-blinking="false" fo:background-color="#ffffff"/>
    </style:style>
    <style:style style:name="P2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8ef0b3" style:text-blinking="false" fo:background-color="#ffffff"/>
    </style:style>
    <style:style style:name="P2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13582" officeooo:paragraph-rsid="04913582" style:text-blinking="false" fo:background-color="#ffffff"/>
    </style:style>
    <style:style style:name="P2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6d4cd" officeooo:paragraph-rsid="0496d4cd" style:text-blinking="false" fo:background-color="#ffffff"/>
    </style:style>
    <style:style style:name="P2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24340" officeooo:paragraph-rsid="04924340" style:text-blinking="false" fo:background-color="#ffffff"/>
    </style:style>
    <style:style style:name="P2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3acb8" officeooo:paragraph-rsid="0493acb8" style:text-blinking="false" fo:background-color="#ffffff"/>
    </style:style>
    <style:style style:name="P3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7b97e" officeooo:paragraph-rsid="0497b97e" style:text-blinking="false" fo:background-color="#ffffff"/>
    </style:style>
    <style:style style:name="P3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9bd1e" officeooo:paragraph-rsid="0499bd1e" style:text-blinking="false" fo:background-color="#ffffff"/>
    </style:style>
    <style:style style:name="P3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ec829" officeooo:paragraph-rsid="049ec829" style:text-blinking="false" fo:background-color="#ffffff"/>
    </style:style>
    <style:style style:name="P3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4845" officeooo:paragraph-rsid="04a04845" style:text-blinking="false" fo:background-color="#ffffff"/>
    </style:style>
    <style:style style:name="P3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b945" officeooo:paragraph-rsid="04a0b945" style:text-blinking="false" fo:background-color="#ffffff"/>
    </style:style>
    <style:style style:name="P3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25006" officeooo:paragraph-rsid="04a25006" style:text-blinking="false" fo:background-color="#ffffff"/>
    </style:style>
    <style:style style:name="P3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a33299" style:text-blinking="false" fo:background-color="#ffffff"/>
    </style:style>
    <style:style style:name="P3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a48c42" style:text-blinking="false" fo:background-color="#ffffff"/>
    </style:style>
    <style:style style:name="P38"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39"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40"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41"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4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a48c42" style:text-blinking="false" fo:background-color="transparent"/>
    </style:style>
    <style:style style:name="P4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546c6" style:text-blinking="false" fo:background-color="transparent"/>
    </style:style>
    <style:style style:name="P4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1f76" style:text-blinking="false" fo:background-color="transparent"/>
    </style:style>
    <style:style style:name="P45"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46"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47"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48"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49"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50"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5d1541"/>
    </style:style>
    <style:style style:name="P51" style:family="paragraph" style:parent-style-name="Text_20_body" style:list-style-name="L12">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52"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53"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54" style:family="paragraph" style:parent-style-name="Text_20_body" style:list-style-name="L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55"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56"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57"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58"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59"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60" style:family="paragraph" style:parent-style-name="Text_20_body" style:list-style-name="L3">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61" style:family="paragraph" style:parent-style-name="Text_20_body" style:list-style-name="L4">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62" style:family="paragraph" style:parent-style-name="Standard" style:list-style-name="L13">
      <style:text-properties officeooo:paragraph-rsid="03c20a7e"/>
    </style:style>
    <style:style style:name="P63" style:family="paragraph" style:parent-style-name="Standard" style:list-style-name="L13">
      <style:text-properties officeooo:paragraph-rsid="03ade988"/>
    </style:style>
    <style:style style:name="P64" style:family="paragraph" style:parent-style-name="Standard" style:list-style-name="L13">
      <style:text-properties officeooo:paragraph-rsid="03acb112"/>
    </style:style>
    <style:style style:name="P65" style:family="paragraph" style:parent-style-name="Standard" style:list-style-name="L13">
      <style:text-properties style:font-name="DejaVu Sans" fo:font-size="9pt" officeooo:rsid="03a4c274" officeooo:paragraph-rsid="03bc4365" style:font-size-asian="9pt" style:font-size-complex="9pt"/>
    </style:style>
    <style:style style:name="P66" style:family="paragraph" style:parent-style-name="Standard" style:list-style-name="L13">
      <style:text-properties style:font-name="DejaVu Sans" fo:font-size="9pt" officeooo:paragraph-rsid="03bc4365" style:font-size-asian="9pt" style:font-size-complex="9pt"/>
    </style:style>
    <style:style style:name="P67" style:family="paragraph" style:parent-style-name="Standard" style:list-style-name="L13">
      <style:text-properties style:font-name="DejaVu Sans" fo:font-size="9pt" officeooo:rsid="0395afe9" officeooo:paragraph-rsid="03bc4365" style:font-size-asian="9pt" style:font-size-complex="9pt"/>
    </style:style>
    <style:style style:name="P68" style:family="paragraph" style:parent-style-name="Standard" style:list-style-name="L13">
      <style:text-properties style:font-name="DejaVu Sans" fo:font-size="9pt" officeooo:rsid="03b17585" officeooo:paragraph-rsid="03bc4365" style:font-size-asian="9pt" style:font-size-complex="9pt"/>
    </style:style>
    <style:style style:name="P69" style:family="paragraph" style:parent-style-name="Standard" style:list-style-name="L13">
      <style:text-properties fo:color="#ff0000" style:font-name="DejaVu Sans" fo:font-size="9pt" officeooo:rsid="03a71b62" officeooo:paragraph-rsid="03bc4365" style:font-size-asian="9pt" style:font-size-complex="9pt"/>
    </style:style>
    <style:style style:name="P70" style:family="paragraph" style:parent-style-name="Standard" style:list-style-name="L14">
      <style:text-properties officeooo:paragraph-rsid="040be50f"/>
    </style:style>
    <style:style style:name="P71" style:family="paragraph" style:parent-style-name="Standard" style:list-style-name="L14">
      <style:text-properties officeooo:paragraph-rsid="0437f767"/>
    </style:style>
    <style:style style:name="P72" style:family="paragraph" style:parent-style-name="Standard" style:list-style-name="L14">
      <style:text-properties officeooo:paragraph-rsid="046fb38d"/>
    </style:style>
    <style:style style:name="P73" style:family="paragraph" style:parent-style-name="Standard" style:list-style-name="L14">
      <style:text-properties officeooo:paragraph-rsid="04196750"/>
    </style:style>
    <style:style style:name="P74" style:family="paragraph" style:parent-style-name="Standard" style:list-style-name="L14">
      <style:text-properties officeooo:paragraph-rsid="043998a4"/>
    </style:style>
    <style:style style:name="P75" style:family="paragraph" style:parent-style-name="Standard" style:list-style-name="L14">
      <style:text-properties officeooo:paragraph-rsid="04754c86"/>
    </style:style>
    <style:style style:name="P76" style:family="paragraph" style:parent-style-name="Standard" style:list-style-name="L14">
      <style:text-properties officeooo:paragraph-rsid="04498472"/>
    </style:style>
    <style:style style:name="P77" style:family="paragraph" style:parent-style-name="Standard" style:list-style-name="L14">
      <style:text-properties officeooo:paragraph-rsid="044a853b"/>
    </style:style>
    <style:style style:name="P78" style:family="paragraph" style:parent-style-name="Standard" style:list-style-name="L14">
      <style:text-properties officeooo:paragraph-rsid="043b0a95"/>
    </style:style>
    <style:style style:name="P79" style:family="paragraph" style:parent-style-name="Standard" style:list-style-name="L14">
      <style:text-properties officeooo:paragraph-rsid="043b5800"/>
    </style:style>
    <style:style style:name="P80" style:family="paragraph" style:parent-style-name="Standard" style:list-style-name="L14">
      <style:text-properties officeooo:paragraph-rsid="043adfef"/>
    </style:style>
    <style:style style:name="P81" style:family="paragraph" style:parent-style-name="Standard" style:list-style-name="L14">
      <style:text-properties officeooo:paragraph-rsid="0472db92"/>
    </style:style>
    <style:style style:name="P82" style:family="paragraph" style:parent-style-name="Standard" style:list-style-name="L14">
      <style:text-properties officeooo:paragraph-rsid="046c3d0d"/>
    </style:style>
    <style:style style:name="P83" style:family="paragraph" style:parent-style-name="Standard" style:list-style-name="L14">
      <style:text-properties officeooo:paragraph-rsid="046cb85e"/>
    </style:style>
    <style:style style:name="P84" style:family="paragraph" style:parent-style-name="Standard" style:list-style-name="L14">
      <style:text-properties officeooo:paragraph-rsid="04837168"/>
    </style:style>
    <style:style style:name="P85" style:family="paragraph" style:parent-style-name="Standard" style:list-style-name="L14">
      <style:text-properties officeooo:paragraph-rsid="04b79017"/>
    </style:style>
    <style:style style:name="P86" style:family="paragraph" style:parent-style-name="Standard" style:list-style-name="L14">
      <style:text-properties officeooo:rsid="03ce45d1" officeooo:paragraph-rsid="040be50f"/>
    </style:style>
    <style:style style:name="P87" style:family="paragraph" style:parent-style-name="Standard" style:list-style-name="L14">
      <style:text-properties officeooo:rsid="03ce45d1" officeooo:paragraph-rsid="0437f767"/>
    </style:style>
    <style:style style:name="P88" style:family="paragraph" style:parent-style-name="Standard" style:list-style-name="L14">
      <style:text-properties officeooo:rsid="03ce45d1" officeooo:paragraph-rsid="046fb38d"/>
    </style:style>
    <style:style style:name="P89" style:family="paragraph" style:parent-style-name="Standard" style:list-style-name="L14">
      <style:text-properties officeooo:rsid="03ce45d1" officeooo:paragraph-rsid="041dd5b5"/>
    </style:style>
    <style:style style:name="P90" style:family="paragraph" style:parent-style-name="Standard" style:list-style-name="L14">
      <style:text-properties officeooo:rsid="03ce45d1" officeooo:paragraph-rsid="043998a4"/>
    </style:style>
    <style:style style:name="P91" style:family="paragraph" style:parent-style-name="Standard" style:list-style-name="L14">
      <style:text-properties officeooo:rsid="03ce45d1" officeooo:paragraph-rsid="041fe25a"/>
    </style:style>
    <style:style style:name="P92" style:family="paragraph" style:parent-style-name="Standard" style:list-style-name="L14">
      <style:text-properties officeooo:rsid="03ce45d1" officeooo:paragraph-rsid="04455976"/>
    </style:style>
    <style:style style:name="P93" style:family="paragraph" style:parent-style-name="Standard" style:list-style-name="L14">
      <style:text-properties officeooo:rsid="03ce45d1" officeooo:paragraph-rsid="04754c86"/>
    </style:style>
    <style:style style:name="P94" style:family="paragraph" style:parent-style-name="Standard" style:list-style-name="L14">
      <style:text-properties officeooo:rsid="03ce45d1" officeooo:paragraph-rsid="0448b5cc"/>
    </style:style>
    <style:style style:name="P95" style:family="paragraph" style:parent-style-name="Standard" style:list-style-name="L14">
      <style:text-properties officeooo:rsid="03ce45d1" officeooo:paragraph-rsid="0448620b"/>
    </style:style>
    <style:style style:name="P96" style:family="paragraph" style:parent-style-name="Standard" style:list-style-name="L14">
      <style:text-properties officeooo:rsid="03ce45d1" officeooo:paragraph-rsid="04498472"/>
    </style:style>
    <style:style style:name="P97" style:family="paragraph" style:parent-style-name="Standard" style:list-style-name="L14">
      <style:text-properties officeooo:rsid="03ce45d1" officeooo:paragraph-rsid="044a853b"/>
    </style:style>
    <style:style style:name="P98" style:family="paragraph" style:parent-style-name="Standard" style:list-style-name="L14">
      <style:text-properties officeooo:rsid="03ce45d1" officeooo:paragraph-rsid="043b0a95"/>
    </style:style>
    <style:style style:name="P99" style:family="paragraph" style:parent-style-name="Standard" style:list-style-name="L14">
      <style:text-properties officeooo:rsid="03ce45d1" officeooo:paragraph-rsid="043f8a17"/>
    </style:style>
    <style:style style:name="P100" style:family="paragraph" style:parent-style-name="Standard" style:list-style-name="L14">
      <style:text-properties officeooo:rsid="03ce45d1" officeooo:paragraph-rsid="0472db92"/>
    </style:style>
    <style:style style:name="P101" style:family="paragraph" style:parent-style-name="Standard" style:list-style-name="L14">
      <style:text-properties officeooo:rsid="03ce45d1" officeooo:paragraph-rsid="043adfef"/>
    </style:style>
    <style:style style:name="P102" style:family="paragraph" style:parent-style-name="Standard" style:list-style-name="L14">
      <style:text-properties officeooo:rsid="03ce45d1" officeooo:paragraph-rsid="0410a32f"/>
    </style:style>
    <style:style style:name="P103" style:family="paragraph" style:parent-style-name="Standard" style:list-style-name="L14">
      <style:text-properties officeooo:rsid="03ce45d1" officeooo:paragraph-rsid="0429a992"/>
    </style:style>
    <style:style style:name="P104" style:family="paragraph" style:parent-style-name="Standard" style:list-style-name="L14">
      <style:text-properties officeooo:rsid="03ce45d1" officeooo:paragraph-rsid="04415d21"/>
    </style:style>
    <style:style style:name="P105" style:family="paragraph" style:parent-style-name="Standard" style:list-style-name="L14">
      <style:text-properties officeooo:rsid="03ce45d1" officeooo:paragraph-rsid="04430026"/>
    </style:style>
    <style:style style:name="P106" style:family="paragraph" style:parent-style-name="Standard" style:list-style-name="L14">
      <style:text-properties officeooo:rsid="03ce45d1" officeooo:paragraph-rsid="04b79017"/>
    </style:style>
    <style:style style:name="P107" style:family="paragraph" style:parent-style-name="Standard" style:list-style-name="L14">
      <style:text-properties officeooo:rsid="041573b8" officeooo:paragraph-rsid="0416cbca"/>
    </style:style>
    <style:style style:name="P108" style:family="paragraph" style:parent-style-name="Standard" style:list-style-name="L14">
      <style:text-properties officeooo:rsid="041573b8" officeooo:paragraph-rsid="0437f767"/>
    </style:style>
    <style:style style:name="P109" style:family="paragraph" style:parent-style-name="Standard" style:list-style-name="L15">
      <style:text-properties officeooo:paragraph-rsid="045ef014"/>
    </style:style>
    <style:style style:name="P110" style:family="paragraph" style:parent-style-name="Standard" style:list-style-name="L15">
      <style:text-properties officeooo:paragraph-rsid="045fd5f2"/>
    </style:style>
    <style:style style:name="P111" style:family="paragraph" style:parent-style-name="Standard" style:list-style-name="L15">
      <style:text-properties officeooo:paragraph-rsid="0460ecec"/>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39"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1" style:font-size-complex="9pt" loext:padding="0cm" loext:border="none"/>
    </style:style>
    <style:style style:name="T40"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5"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46"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47" style:family="text">
      <style:text-properties fo:color="#ff0000"/>
    </style:style>
    <style:style style:name="T48" style:family="text">
      <style:text-properties fo:color="#ff0000" fo:font-weight="bold" style:font-weight-asian="bold" style:font-weight-complex="bold"/>
    </style:style>
    <style:style style:name="T49" style:family="text">
      <style:text-properties fo:color="#ff0000" officeooo:rsid="0392d6b4"/>
    </style:style>
    <style:style style:name="T50"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3" style:family="text">
      <style:text-properties fo:color="#ff0000" fo:background-color="transparent" loext:char-shading-value="0"/>
    </style:style>
    <style:style style:name="T114" style:family="text">
      <style:text-properties fo:color="#ff0000" fo:background-color="#ffffff" loext:char-shading-value="0"/>
    </style:style>
    <style:style style:name="T115" style:family="text">
      <style:text-properties fo:color="#ff0000" officeooo:rsid="048661dc" fo:background-color="#ffffff" loext:char-shading-value="0"/>
    </style:style>
    <style:style style:name="T116" style:family="text">
      <style:text-properties fo:color="#ff0000" officeooo:rsid="0455c674"/>
    </style:style>
    <style:style style:name="T117" style:family="text">
      <style:text-properties officeooo:rsid="0392d6b4"/>
    </style:style>
    <style:style style:name="T118" style:family="text">
      <style:text-properties officeooo:rsid="039847f2"/>
    </style:style>
    <style:style style:name="T119"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20"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21"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22" style:family="text">
      <style:text-properties officeooo:rsid="03bc4365"/>
    </style:style>
    <style:style style:name="T123" style:family="text">
      <style:text-properties style:font-name="DejaVu Sans" fo:font-weight="bold" officeooo:rsid="038e2fc0" style:font-name-asian="Times New Roman1" style:font-weight-asian="bold" style:font-name-complex="Arial1" style:font-weight-complex="bold"/>
    </style:style>
    <style:style style:name="T124"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25"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background-color="#ffffff" loext:char-shading-value="0"/>
    </style:style>
    <style:style style:name="T127" style:family="text">
      <style:text-properties officeooo:rsid="0465c5c0" fo:background-color="#ffffff" loext:char-shading-value="0"/>
    </style:style>
    <style:style style:name="T128" style:family="text">
      <style:text-properties officeooo:rsid="04873f65" fo:background-color="#ffffff" loext:char-shading-value="0"/>
    </style:style>
    <style:style style:name="T12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3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1"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2"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33"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34"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35" style:family="text">
      <style:text-properties fo:font-variant="normal" fo:text-transform="none" fo:color="#009900"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36" style:family="text">
      <style:text-properties fo:background-color="transparent" loext:char-shading-value="0"/>
    </style:style>
    <style:style style:name="T137" style:family="text">
      <style:text-properties officeooo:rsid="04597ab3" fo:background-color="transparent" loext:char-shading-value="0"/>
    </style:style>
    <style:style style:name="T138" style:family="text">
      <style:text-properties officeooo:rsid="047a3e02" fo:background-color="transparent" loext:char-shading-value="0"/>
    </style:style>
    <style:style style:name="T139" style:family="text">
      <style:text-properties officeooo:rsid="0455c674"/>
    </style:style>
    <style:style style:name="T140" style:family="text">
      <style:text-properties officeooo:rsid="048093f0"/>
    </style:style>
    <style:style style:name="T141" style:family="text">
      <style:text-properties officeooo:rsid="08a24a37"/>
    </style:style>
    <style:style style:name="T142" style:family="text">
      <style:text-properties officeooo:rsid="048ef0b3"/>
    </style:style>
    <style:style style:name="T143" style:family="text">
      <style:text-properties officeooo:rsid="048f7239"/>
    </style:style>
    <style:style style:name="T144" style:family="text">
      <style:text-properties officeooo:rsid="049821d4"/>
    </style:style>
    <style:style style:name="T145" style:family="text">
      <style:text-properties officeooo:rsid="049f2d7a"/>
    </style:style>
    <style:style style:name="T146" style:family="text">
      <style:text-properties officeooo:rsid="04a59de9"/>
    </style:style>
    <style:style style:name="T147" style:family="text">
      <style:text-properties officeooo:rsid="04a5abde"/>
    </style:style>
    <style:style style:name="T148" style:family="text">
      <style:text-properties officeooo:rsid="04a8c908"/>
    </style:style>
    <style:style style:name="T149" style:family="text">
      <style:text-properties officeooo:rsid="04aa0a9a"/>
    </style:style>
    <style:style style:name="T150" style:family="text">
      <style:text-properties officeooo:rsid="04ab5e12"/>
    </style:style>
    <style:style style:name="T151" style:family="text">
      <style:text-properties officeooo:rsid="04ac44f1"/>
    </style:style>
    <style:style style:name="T152" style:family="text">
      <style:text-properties officeooo:rsid="04ad30a7"/>
    </style:style>
    <style:style style:name="T153" style:family="text">
      <style:text-properties officeooo:rsid="04adeafd"/>
    </style:style>
    <style:style style:name="T154" style:family="text">
      <style:text-properties officeooo:rsid="04ae0c95"/>
    </style:style>
    <style:style style:name="T155" style:family="text">
      <style:text-properties officeooo:rsid="04ae4f0c"/>
    </style:style>
    <style:style style:name="T156" style:family="text">
      <style:text-properties officeooo:rsid="04aebb30"/>
    </style:style>
    <style:style style:name="T157" style:family="text">
      <style:text-properties officeooo:rsid="04afff16"/>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92092858591687129" text:style-name="L1">
        <text:list-item>
          <text:p text:style-name="P12">Session management and <text:span text:style-name="T139">authentication (</text:span><text:span text:style-name="T116">SAML based authentication</text:span><text:span text:style-name="T139">)</text:span>,</text:p>
        </text:list-item>
        <text:list-item>
          <text:p text:style-name="P50"><text:span text:style-name="Source_20_Text"><text:span text:style-name="T135">(LLD, ALD) LRU cache.</text:span></text:span></text:p>
        </text:list-item>
        <text:list-item>
          <text:p text:style-name="P14">(LLD) Vending machine.</text:p>
        </text:list-item>
        <text:list-item>
          <text:p text:style-name="P13">(LLD) Design a snake game of nokia mobile.</text:p>
        </text:list-item>
        <text:list-item>
          <text:p text:style-name="P15"><text:span text:style-name="T137">(HLD) </text:span><text:span text:style-name="T136">Design TinyUrl service / </text:span><text:span text:style-name="T138">Pastebin</text:span><text:span text:style-name="T136">.</text:span></text:p>
        </text:list-item>
        <text:list-item>
          <text:p text:style-name="P16"><text:span text:style-name="T127">(HLD, </text:span><text:span text:style-name="T115">ALD</text:span><text:span text:style-name="T127">) </text:span><text:span text:style-name="T126">Design Site like bookmyshow.</text:span></text:p>
        </text:list-item>
        <text:list-item>
          <text:p text:style-name="P17"><text:span text:style-name="T127">(HLD) </text:span><text:span text:style-name="T126">Design </text:span><text:span text:style-name="T128">API Rate Limiter</text:span><text:span text:style-name="T126">.</text:span></text:p>
        </text:list-item>
        <text:list-item>
          <text:p text:style-name="P18"><text:span text:style-name="T140">(HLD) </text:span>Design twitter.</text:p>
        </text:list-item>
        <text:list-item>
          <text:p text:style-name="P23">(HLD) Design twitter search.</text:p>
        </text:list-item>
        <text:list-item>
          <text:p text:style-name="P24">(HLD) Design a web crawler.</text:p>
        </text:list-item>
        <text:list-item>
          <text:p text:style-name="P25">(HLD) Design <text:span text:style-name="T142">Instagram</text:span>.</text:p>
        </text:list-item>
        <text:list-item>
          <text:p text:style-name="P25">(HLD) Design <text:span text:style-name="T143">Dropbox</text:span>.</text:p>
        </text:list-item>
        <text:list-item>
          <text:p text:style-name="P26">(HLD) Design Facebook Messenger.</text:p>
        </text:list-item>
        <text:list-item>
          <text:p text:style-name="P27">(HLD) Design Facebook Newsfeed.</text:p>
        </text:list-item>
        <text:list-item>
          <text:p text:style-name="P28">(HLD) Design Youtube <text:span text:style-name="T144">or Netflix</text:span>.</text:p>
        </text:list-item>
        <text:list-item>
          <text:p text:style-name="P29">(HLD) Design Typeahead Suggestion.</text:p>
        </text:list-item>
        <text:list-item>
          <text:p text:style-name="P30">(HLD) Design Yelp or Nearby Friends.</text:p>
        </text:list-item>
        <text:list-item>
          <text:p text:style-name="P31">(HLD) Design Uber backend.</text:p>
        </text:list-item>
        <text:list-item>
          <text:p text:style-name="P32">(LLD) <text:span text:style-name="T145">Design a Library Management System.</text:span></text:p>
        </text:list-item>
        <text:list-item>
          <text:p text:style-name="P33">(LLD) Design a Parking Lot.</text:p>
        </text:list-item>
        <text:list-item>
          <text:p text:style-name="P34">(LLD) Design Amazon – Online Shopping System.</text:p>
        </text:list-item>
        <text:list-item>
          <text:p text:style-name="P35">(LLD) Design Stack Overflow.</text:p>
        </text:list-item>
        <text:list-item>
          <text:p text:style-name="P36">(LLD) <text:span text:style-name="T146">Movie Ticket Booking System.</text:span></text:p>
        </text:list-item>
        <text:list-item>
          <text:p text:style-name="P37">(LLD) <text:span text:style-name="T147">Design an ATM.</text:span></text:p>
        </text:list-item>
        <text:list-item>
          <text:p text:style-name="P37">(LLD) <text:span text:style-name="T148">Design an Airline Management System.</text:span></text:p>
        </text:list-item>
        <text:list-item>
          <text:p text:style-name="P37">(LLD) <text:span text:style-name="T149">Design Blackjack and a Deck of Cards.</text:span></text:p>
        </text:list-item>
        <text:list-item>
          <text:p text:style-name="P37">(LLD) <text:span text:style-name="T150">Design a Hotel Management System.</text:span></text:p>
        </text:list-item>
        <text:list-item>
          <text:p text:style-name="P37">(LLD) <text:span text:style-name="T151">Design a Restaurant Management System.</text:span></text:p>
        </text:list-item>
        <text:list-item>
          <text:p text:style-name="P37">(LLD) <text:span text:style-name="T152">Design Chess.</text:span></text:p>
        </text:list-item>
        <text:list-item>
          <text:p text:style-name="P37">(LLD) <text:span text:style-name="T153">Design an Online Stock Brokerage System.</text:span></text:p>
        </text:list-item>
        <text:list-item>
          <text:p text:style-name="P37">(LLD) <text:span text:style-name="T154">Design a Car Rental System.</text:span></text:p>
        </text:list-item>
        <text:list-item>
          <text:p text:style-name="P37">(LLD) <text:span text:style-name="T155">Design LinkedIn.</text:span></text:p>
        </text:list-item>
        <text:list-item>
          <text:p text:style-name="P37">(LLD) <text:span text:style-name="T156">Design Cricinfo.</text:span></text:p>
        </text:list-item>
        <text:list-item>
          <text:p text:style-name="P37">(LLD) <text:span text:style-name="T157">Design Facebook – a social network.</text:span></text:p>
        </text:list-item>
        <text:list-item>
          <text:p text:style-name="P42">(Shubham- 1 hour) (HLD, LLD) Online snake and ladder game. Follow up questions:</text:p>
          <text:list>
            <text:list-item>
              <text:p text:style-name="P43">Add a feature to add a player at any time.</text:p>
            </text:list-item>
            <text:list-item>
              <text:p text:style-name="P43">How will you add admin right to terminate game?</text:p>
            </text:list-item>
            <text:list-item>
              <text:p text:style-name="P43">How will you store the game.</text:p>
            </text:list-item>
          </text:list>
        </text:list-item>
        <text:list-item>
          <text:p text:style-name="P44">(Shubham- 5 hours) (HLD, LLD) Online chess game for players.</text:p>
        </text:list-item>
        <text:list-item>
          <text:p text:style-name="P19">Calendar:</text:p>
        </text:list-item>
        <text:list-item text:style-override="L2">
          <text:p text:style-name="P52">Design     google calendar, was framed in a different manner but was similar to     google calendar.</text:p>
        </text:list-item>
        <text:list-item text:style-override="L2">
          <text:p text:style-name="P53">Can you design a meeting calendar for Amazon with minimum two requirements:</text:p>
        </text:list-item>
        <text:list-item text:style-override="L3">
          <text:p text:style-name="P60">Anyone can schedule a meeting</text:p>
        </text:list-item>
        <text:list-item text:style-override="L3">
          <text:p text:style-name="P60">Anyone can view their calendar</text:p>
        </text:list-item>
        <text:list-item text:style-override="L4">
          <text:p text:style-name="P61"><text:soft-page-break/>(Shubham- 3 hours) (HLD, LLD) Design a notification system for sending an SMS/Email to buyer.</text:p>
        </text:list-item>
        <text:list-item text:style-override="L4">
          <text:p text:style-name="P49"><text:span text:style-name="T113">(Shubham- 6 hours) Design for logistics order management system. </text:span><text:span text:style-name="T114">Design Amazon's last mile delivery system. This is the system that manages the final delivery of a product to the customer after the product has reached the destination area (city, town, etc).</text:span></text:p>
        </text:list-item>
        <text:list-item text:style-override="L4">
          <text:p text:style-name="P48">(Shubham- 10 hours) Parking lot:</text:p>
        </text:list-item>
        <text:list-item text:style-override="L5">
          <text:p text:style-name="P55">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5">
          <text:p text:style-name="P56">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p>
        </text:list-item>
        <text:list-item text:style-override="L5">
          <text:p text:style-name="P59"><text:span text:style-name="T136">Design     a Paid car parking management system</text:span><text:span text:style-name="T126">.</text:span><text:span text:style-name="T136">&gt;&gt; Think about billing, check in, check out time, allocation. Design     full architecture.&gt;&gt; Code for getBill()</text:span></text:p>
        </text:list-item>
        <text:list-item text:style-override="L6">
          <text:p text:style-name="P57">(Shubham- 2 hours) Design a chat application.</text:p>
        </text:list-item>
        <text:list-item text:style-override="L6">
          <text:p text:style-name="P38">(Shubham- 3 hours) Cache is very important. It is a standard question. Keep in mind     synchronization during cache writing.</text:p>
        </text:list-item>
        <text:list-item text:style-override="L6">
          <text:p text:style-name="P45">(Shubham- 1 hour) Design for ConnectionPool to satisfy two constraints - 1) ,Number of connections being used. 2) Reuse threads.</text:p>
        </text:list-item>
        <text:list-item text:style-override="L7">
          <text:p text:style-name="P39">(Ashish) Design data-structures for back-end of ranking system of an online game to provide following 2 functionality.</text:p>
        </text:list-item>
        <text:list-item text:style-override="L8">
          <text:p text:style-name="P54">viewScore(long     player, int k); - prints Score of player p1 , and k players just above this person and k players below this.</text:p>
        </text:list-item>
        <text:list-item text:style-override="L8">
          <text:p text:style-name="P54">updateScore(long player, long score) - ranking should change based on updated scores.</text:p>
        </text:list-item>
        <text:list-item text:style-override="L9">
          <text:p text:style-name="P58">(Ashish) (LLD, ALD) Elevator system.</text:p>
        </text:list-item>
        <text:list-item text:style-override="L9">
          <text:p text:style-name="P20">(Ashish) (HLD, LLD) Design site like practo for doctor’s appointment.</text:p>
        </text:list-item>
      </text:list>
      <text:p text:style-name="P11"><text:a xlink:type="simple" xlink:href="https://github.com/toanqc/familydoctor/blob/master/docs/design_document.md" text:style-name="Internet_20_link" text:visited-style-name="Visited_20_Internet_20_Link"><text:span text:style-name="T129">https://github.com/toanqc/familydoctor/blob/master/docs/design_document.md</text:span></text:a></text:p>
      <text:p text:style-name="P10">https://github.com/asarkar/java-ee/tree/master/hospital-appointment-system</text:p>
      <text:list xml:id="list7024119039463887493" text:style-name="L10">
        <text:list-item>
          <text:p text:style-name="P46">(Ashish) (ALD) Can you design a system to find the duplicate files within the huge directory.&gt;&gt; Name could be different but the content could be same.</text:p>
        </text:list-item>
      </text:list>
      <text:p text:style-name="P8"><text:a xlink:type="simple" xlink:href="https://leetcode.com/problems/find-duplicate-file-in-system/solution/" text:style-name="Internet_20_link" text:visited-style-name="Visited_20_Internet_20_Link"><text:span text:style-name="T131">https://le</text:span></text:a><text:a xlink:type="simple" xlink:href="https://leetcode.com/problems/find-duplicate-file-in-system/solution/" text:style-name="Internet_20_link" text:visited-style-name="Visited_20_Internet_20_Link"><text:span text:style-name="T130">etcode.com/problems/find-duplicate-file-in-system/solution/</text:span></text:a></text:p>
      <text:p text:style-name="P8"><text:span text:style-name="T132">One idea would be to group files by size first, and exclude any files with unique sizes. Then hash the first few kB of each remaining file, and using that to produce a list of potential matches (again, only compare against files of the exact same size). You would then only need to get the full hash of these potential matches, as opposed to every file on the drive. Depending on the exact characteristics of the drive, this </text:span><text:span text:style-name="T133">may</text:span><text:span text:style-name="T134"> </text:span><text:span text:style-name="T132">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7646103429223876965" text:style-name="L11">
        <text:list-item>
          <text:p text:style-name="P40">(Ashish) Consider that we want to design the movie rating aggregator. We combine rating from different sources. Design such a system.</text:p>
        </text:list-item>
        <text:list-item>
          <text:p text:style-name="P40"><text:soft-page-break/>(Ashish) Given a bunch of memory holes of different sizes, come up with the storage and implementation of a best-fit strategy to find the smallest     available memory hole to meet the memory requirements of a process that is about to execute.</text:p>
        </text:list-item>
        <text:list-item>
          <text:p text:style-name="P47">(Ashish) (ALD) Design a stack that supports getMin() in O(1) time and O(1) extra space</text:p>
        </text:list-item>
      </text:list>
      <text:p text:style-name="P8"><text:a xlink:type="simple" xlink:href="https://www.geeksforgeeks.org/design-a-stack-that-supports-getmin-in-o1-time-and-o1-extra-space/" text:style-name="Internet_20_link" text:visited-style-name="Visited_20_Internet_20_Link"><text:span text:style-name="T131">https://www.geeksforgeeks.org/design-a-stack-that-supports-getmin-in-o1-time-and-o1-extra-space/</text:span></text:a></text:p>
      <text:p text:style-name="P9">https://www.geeksforgeeks.org/design-and-implement-special-stack-data-structure/</text:p>
      <text:list xml:id="list6153327516316974277" text:style-name="L12">
        <text:list-item>
          <text:p text:style-name="P41">(Ashish) (HLD, ALD) Designing amazon recommendations. Write apis. Scaling of the system, how to handle huge number of calls.</text:p>
        </text:list-item>
        <text:list-item>
          <text:p text:style-name="P21">(Ashish) Design a Class Diagram for CCD like vender where a customer can ask for Multiple Toppings. Code should be extendible.</text:p>
        </text:list-item>
        <text:list-item>
          <text:p text:style-name="P21">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p>
        </text:list-item>
        <text:list-item>
          <text:p text:style-name="P21">Design     and implement an class to provide site hit counters which provides interface to increase counter, get last hour data and get last 10 seconds data.</text:p>
        </text:list-item>
        <text:list-item>
          <text:p text:style-name="P21">Design     a system so that a million jobs with different priority can be     executed such that we can optimize the servers  efficiency.     obviously the jobs with high priority execute first.</text:p>
        </text:list-item>
        <text:list-item>
          <text:p text:style-name="P21">Complaint registration software for a mobile company</text:p>
        </text:list-item>
        <text:list-item>
          <text:p text:style-name="P41">Payment page architecture design for Amazon website.</text:p>
        </text:list-item>
        <text:list-item>
          <text:p text:style-name="P41">Design     a system that scales to million of users on AWS.</text:p>
        </text:list-item>
        <text:list-item>
          <text:p text:style-name="P21">Design whatsapp.</text:p>
        </text:list-item>
        <text:list-item>
          <text:p text:style-name="P21">Design Restaurant reservation system (HLD).</text:p>
        </text:list-item>
        <text:list-item>
          <text:p text:style-name="P41">Design     medplus system. Discussion on scaling, architecture of these systems.</text:p>
        </text:list-item>
        <text:list-item>
          <text:p text:style-name="P41">Design     Lenskart system. Discussion on scaling, architecture of these systems.</text:p>
        </text:list-item>
        <text:list-item>
          <text:p text:style-name="P41">Designing a small electronic repair shop and scale the system to bigger level.</text:p>
        </text:list-item>
        <text:list-item>
          <text:p text:style-name="P21">Design     a HLD and LLD for Food Delivery System like Swiggy.</text:p>
        </text:list-item>
        <text:list-item>
          <text:p text:style-name="P21">Design     app store. How it will be handled on server and client side. Needed     to come up with mechanism using which apps which are supported on     client's device is only visible.</text:p>
        </text:list-item>
        <text:list-item>
          <text:p text:style-name="P21">Design     a coupon service to manage discounts given by coupon codes. It     should be possible to add the service to an existing e-commerce     company. The coupon service offering could also be a separate     company in itself.</text:p>
        </text:list-item>
        <text:list-item>
          <text:p text:style-name="P21">Give a design to support bulkOrders or corporateOrders by re-using existing apis for BAU customer orders (such as placeOrder, validateOrder, confirmOrder, etc,.).</text:p>
        </text:list-item>
        <text:list-item>
          <text:p text:style-name="P21">Design a Email Server / functionality like Gmail. How to scale it up.</text:p>
        </text:list-item>
        <text:list-item>
          <text:p text:style-name="P21">Design REST base api for public image hosting server with PUT and GET. How the system architecture will look like.</text:p>
        </text:list-item>
        <text:list-item>
          <text:p text:style-name="P41">Designing Session management in distributed systems.</text:p>
        </text:list-item>
        <text:list-item>
          <text:p text:style-name="P22">Design     the Autocomplete service for Amazon. An autocomplete service must be fast, it should try to be as accurate as possible but there is no absolute measure of what is the right autocomplete answer. I was allowed to make justifiable assumptions.</text:p>
        </text:list-item>
        <text:list-item>
          <text:p text:style-name="P51"><text:span text:style-name="Source_20_Text"><text:span text:style-name="T125">b</text:span></text:span></text:p>
        </text:list-item>
      </text:list>
      <text:p text:style-name="P1"><text:span text:style-name="Source_20_Text"><text:span text:style-name="T124"/></text:span></text:p>
      <text:p text:style-name="P1"><text:span text:style-name="Source_20_Text"><text:span text:style-name="T123">Approach for design problems</text:span></text:span></text:p>
      <text:list xml:id="list4985509259487260946" text:style-name="L13">
        <text:list-item>
          <text:p text:style-name="P62"><text:span text:style-name="Source_20_Text"><text:span text:style-name="T5">Design interview is an </text:span></text:span><text:span text:style-name="Source_20_Text"><text:span text:style-name="Strong_20_Emphasis"><text:span text:style-name="T38">open-ended conversation</text:span></text:span></text:span><text:span text:style-name="Source_20_Text"><text:span text:style-name="T5">. You are expected to lead it.</text:span></text:span></text:p>
        </text:list-item>
        <text:list-item>
          <text:p text:style-name="P62"><text:span text:style-name="Source_20_Text"><text:span text:style-name="T6">D</text:span></text:span><text:span text:style-name="Source_20_Text"><text:span text:style-name="T5">esign questions </text:span></text:span><text:span text:style-name="Source_20_Text"><text:span text:style-name="T7">can be very versatile</text:span></text:span><text:span text:style-name="Source_20_Text"><text:span text:style-name="T5"> and d</text:span></text:span><text:span text:style-name="Source_20_Text"><text:span text:style-name="T8">epending upon how the interviewer puts it, </text:span></text:span><text:span text:style-name="Source_20_Text"><text:span text:style-name="T9">this could lead into </text:span></text:span><text:span text:style-name="Source_20_Text"><text:span text:style-name="T10">the following:</text:span></text:span></text:p>
          <text:list>
            <text:list-item>
              <text:p text:style-name="P63"><text:soft-page-break/><text:span text:style-name="Source_20_Text"><text:span text:style-name="T9">a system design question,</text:span></text:span></text:p>
            </text:list-item>
            <text:list-item>
              <text:p text:style-name="P63"><text:span text:style-name="Source_20_Text"><text:span text:style-name="T9">an algorithmic problem or </text:span></text:span></text:p>
            </text:list-item>
            <text:list-item>
              <text:p text:style-name="P63"><text:span text:style-name="Source_20_Text"><text:span text:style-name="T9">an object oriented design question.</text:span></text:span></text:p>
            </text:list-item>
          </text:list>
          <text:p text:style-name="P64"><text:span text:style-name="Source_20_Text"><text:span text:style-name="T5">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65">Design should be <text:span text:style-name="T48">holistic</text:span> so that it can incorporate future requirements with<text:span text:style-name="T122">out</text:span> much code or architectural changes.</text:p>
        </text:list-item>
        <text:list-item>
          <text:p text:style-name="P66">On design problems, they want you to think as big as you can. Think of the problem at Amazon's scale. So any <text:span text:style-name="T47">approach you suggest must be scalable to very large volumes</text:span>.</text:p>
        </text:list-item>
        <text:list-item>
          <text:p text:style-name="P66"><text:span text:style-name="T49">HLD and LLD</text:span><text:span text:style-name="T117">: T</text:span>hink of both the low-level and the high-level design.</text:p>
        </text:list-item>
        <text:list-item>
          <text:p text:style-name="P66"><text:span text:style-name="T118">M</text:span><text:span text:style-name="T46">ake sure you </text:span><text:span text:style-name="T50">don't presume things</text:span><text:span text:style-name="T46"> and </text:span><text:span text:style-name="T50">always take full information</text:span><text:span text:style-name="T46"> of what he expects you to do.</text:span></text:p>
        </text:list-item>
        <text:list-item>
          <text:p text:style-name="P69"><text:span text:style-name="T119">I</text:span><text:span text:style-name="T120">f you make assumptions, then let the interviewer know about th</text:span><text:span text:style-name="T121">at or ask the interviewer questions about the same.</text:span></text:p>
        </text:list-item>
        <text:list-item>
          <text:p text:style-name="P67">There is no right answer to such questions, think of all possible issues.</text:p>
        </text:list-item>
        <text:list-item>
          <text:p text:style-name="P68">Abc</text:p>
        </text:list-item>
      </text:list>
      <text:p text:style-name="P5"><text:span text:style-name="Source_20_Text"><text:span text:style-name="T40"/></text:span></text:p>
      <text:p text:style-name="P5"><text:span text:style-name="Source_20_Text"><text:span text:style-name="T40"/></text:span></text:p>
      <text:p text:style-name="P6"><text:span text:style-name="Source_20_Text"><text:span text:style-name="T45">Approach for System Design Problems</text:span></text:span></text:p>
      <text:p text:style-name="P4"><text:span text:style-name="Source_20_Text"><text:span text:style-name="T41"/></text:span></text:p>
      <text:list xml:id="list7070053889852343850" text:style-name="L14">
        <text:list-item>
          <text:p text:style-name="P86"><text:span text:style-name="Source_20_Text"><text:span text:style-name="T112">System and its uses</text:span></text:span><text:span text:style-name="Source_20_Text"><text:span text:style-name="T57">:</text:span></text:span></text:p>
          <text:p text:style-name="P87"><text:span text:style-name="Source_20_Text"><text:span text:style-name="T11">a</text:span></text:span></text:p>
        </text:list-item>
        <text:list-item>
          <text:p text:style-name="P86"><text:span text:style-name="Source_20_Text"><text:span text:style-name="T58">Goals and Requirement</text:span></text:span><text:span text:style-name="Source_20_Text"><text:span text:style-name="T59">s</text:span></text:span><text:span text:style-name="Source_20_Text"><text:span text:style-name="T58"> of the system:</text:span></text:span></text:p>
          <text:list>
            <text:list-item>
              <text:p text:style-name="P70"><text:span text:style-name="Source_20_Text"><text:span text:style-name="T59">functional requirements,</text:span></text:span></text:p>
              <text:p text:style-name="P71"><text:span text:style-name="Source_20_Text"><text:span text:style-name="T11">a</text:span></text:span></text:p>
            </text:list-item>
            <text:list-item>
              <text:p text:style-name="P70"><text:span text:style-name="Source_20_Text"><text:span text:style-name="T59">non-functional requirements and </text:span></text:span></text:p>
              <text:p text:style-name="P71"><text:span text:style-name="Source_20_Text"><text:span text:style-name="T11">a</text:span></text:span></text:p>
            </text:list-item>
            <text:list-item>
              <text:p text:style-name="P71"><text:span text:style-name="Source_20_Text"><text:span text:style-name="T59">extended requirements.</text:span></text:span></text:p>
              <text:p text:style-name="P71"><text:span text:style-name="Source_20_Text"><text:span text:style-name="T11">a</text:span></text:span></text:p>
            </text:list-item>
          </text:list>
        </text:list-item>
        <text:list-item>
          <text:p text:style-name="P72"><text:span text:style-name="Source_20_Text"><text:span text:style-name="T109">Workflow:</text:span></text:span></text:p>
          <text:p text:style-name="P72"><text:span text:style-name="Source_20_Text"><text:span text:style-name="T29">a</text:span></text:span></text:p>
        </text:list-item>
        <text:list-item>
          <text:p text:style-name="P88"><text:span text:style-name="Source_20_Text"><text:span text:style-name="T60">Nature of business:</text:span></text:span></text:p>
          <text:list>
            <text:list-item>
              <text:p text:style-name="P107"><text:span text:style-name="Source_20_Text"><text:span text:style-name="T61">some of the features </text:span></text:span><text:span text:style-name="Source_20_Text"><text:span text:style-name="T62">need to</text:span></text:span><text:span text:style-name="Source_20_Text"><text:span text:style-name="T61"> be faster than the others,</text:span></text:span></text:p>
              <text:p text:style-name="P71"><text:span text:style-name="Source_20_Text"><text:span text:style-name="T11">a</text:span></text:span></text:p>
            </text:list-item>
            <text:list-item>
              <text:p text:style-name="P108"><text:span text:style-name="Source_20_Text"><text:span text:style-name="T61">some of the features </text:span></text:span><text:span text:style-name="Source_20_Text"><text:span text:style-name="T62">can</text:span></text:span><text:span text:style-name="Source_20_Text"><text:span text:style-name="T61"> be used more than the others during some specific time,</text:span></text:span></text:p>
              <text:p text:style-name="P71"><text:span text:style-name="Source_20_Text"><text:span text:style-name="T11">a</text:span></text:span></text:p>
            </text:list-item>
            <text:list-item>
              <text:p text:style-name="P108"><text:span text:style-name="Source_20_Text"><text:span text:style-name="T61">some of the features </text:span></text:span><text:span text:style-name="Source_20_Text"><text:span text:style-name="T62">can</text:span></text:span><text:span text:style-name="Source_20_Text"><text:span text:style-name="T61"> be used more than the others </text:span></text:span><text:span text:style-name="Source_20_Text"><text:span text:style-name="T63">from</text:span></text:span><text:span text:style-name="Source_20_Text"><text:span text:style-name="T61"> some specific </text:span></text:span><text:span text:style-name="Source_20_Text"><text:span text:style-name="T63">geolocation</text:span></text:span><text:span text:style-name="Source_20_Text"><text:span text:style-name="T61">,</text:span></text:span></text:p>
              <text:p text:style-name="P71"><text:span text:style-name="Source_20_Text"><text:span text:style-name="T11">a</text:span></text:span></text:p>
            </text:list-item>
          </text:list>
        </text:list-item>
        <text:list-item>
          <text:p text:style-name="P73"><text:span text:style-name="Source_20_Text"><text:span text:style-name="T64">Type of users:</text:span></text:span></text:p>
          <text:list>
            <text:list-item>
              <text:p text:style-name="P89"><text:span text:style-name="Source_20_Text"><text:span text:style-name="T65">Public users,</text:span></text:span></text:p>
              <text:p text:style-name="P74"><text:span text:style-name="Source_20_Text"><text:span text:style-name="T11">a</text:span></text:span></text:p>
            </text:list-item>
            <text:list-item>
              <text:p text:style-name="P90"><text:span text:style-name="Source_20_Text"><text:span text:style-name="T66">Private use</text:span></text:span><text:span text:style-name="Source_20_Text"><text:span text:style-name="T65">rs,</text:span></text:span></text:p>
              <text:p text:style-name="P74"><text:span text:style-name="Source_20_Text"><text:span text:style-name="T11">a</text:span></text:span></text:p>
            </text:list-item>
            <text:list-item>
              <text:p text:style-name="P90"><text:span text:style-name="Source_20_Text"><text:span text:style-name="T66">Admin user,</text:span></text:span></text:p>
              <text:p text:style-name="P74"><text:span text:style-name="Source_20_Text"><text:span text:style-name="T11">a</text:span></text:span></text:p>
            </text:list-item>
          </text:list>
        </text:list-item>
        <text:list-item>
          <text:p text:style-name="P74"><text:span text:style-name="Source_20_Text"><text:span text:style-name="T67">Some Design Considerations,</text:span></text:span></text:p>
          <text:p text:style-name="P74"><text:span text:style-name="Source_20_Text"><text:span text:style-name="T11">a</text:span></text:span></text:p>
        </text:list-item>
        <text:list-item>
          <text:p text:style-name="P90"><text:span text:style-name="Source_20_Text"><text:span text:style-name="T68">System APIs,</text:span></text:span></text:p>
          <text:list>
            <text:list-item>
              <text:p text:style-name="P91"><text:span text:style-name="Source_20_Text"><text:span text:style-name="T69">system APIs,</text:span></text:span></text:p>
              <text:p text:style-name="P74"><text:span text:style-name="Source_20_Text"><text:span text:style-name="T11">a</text:span></text:span></text:p>
            </text:list-item>
            <text:list-item>
              <text:p text:style-name="P90"><text:span text:style-name="Source_20_Text"><text:span text:style-name="T70">Security and permissions means h</text:span></text:span><text:span text:style-name="Source_20_Text"><text:span text:style-name="T69">ow to detect and prevent abuse?</text:span></text:span></text:p>
              <text:p text:style-name="P74"><text:span text:style-name="Source_20_Text"><text:span text:style-name="T11">a</text:span></text:span></text:p>
            </text:list-item>
          </text:list>
        </text:list-item>
        <text:list-item>
          <text:p text:style-name="P91"><text:span text:style-name="Source_20_Text"><text:span text:style-name="T71">Capacity Estimation and Constraints</text:span></text:span></text:p>
          <text:p text:style-name="P92"><text:span text:style-name="Source_20_Text"><text:span text:style-name="T12">We will apply 30 : 50 : 70 capacity model for bandwidth, memory and storage.</text:span></text:span></text:p>
          <text:list>
            <text:list-item>
              <text:p text:style-name="P93"><text:span text:style-name="Source_20_Text"><text:span text:style-name="T73">Estimate of number of user</text:span></text:span><text:span text:style-name="Source_20_Text"><text:span text:style-name="T74">s</text:span></text:span><text:span text:style-name="Source_20_Text"><text:span text:style-name="T73"> and their uses,</text:span></text:span></text:p>
              <text:p text:style-name="P75"><text:span text:style-name="Source_20_Text"><text:span text:style-name="T11">a</text:span></text:span></text:p>
            </text:list-item>
            <text:list-item>
              <text:p text:style-name="P93"><text:span text:style-name="Source_20_Text"><text:span text:style-name="T72">Estimate of read and write ratio,</text:span></text:span></text:p>
              <text:p text:style-name="P74"><text:span text:style-name="Source_20_Text"><text:span text:style-name="T11">a</text:span></text:span></text:p>
            </text:list-item>
            <text:list-item>
              <text:p text:style-name="P90"><text:span text:style-name="Source_20_Text"><text:span text:style-name="T75">Traffic estimates,</text:span></text:span></text:p>
              <text:p text:style-name="P74"><text:soft-page-break/><text:span text:style-name="Source_20_Text"><text:span text:style-name="T11">a</text:span></text:span></text:p>
            </text:list-item>
            <text:list-item>
              <text:p text:style-name="P94"><text:span text:style-name="Source_20_Text"><text:span text:style-name="T76">Bandwidth estimates,</text:span></text:span></text:p>
              <text:p text:style-name="P95"><text:span text:style-name="Source_20_Text"><text:span text:style-name="T13">Now, according to the </text:span></text:span><text:span text:style-name="Source_20_Text"><text:span text:style-name="T14">3</text:span></text:span><text:span text:style-name="Source_20_Text"><text:span text:style-name="T13">0% capacity model for </text:span></text:span><text:span text:style-name="Source_20_Text"><text:span text:style-name="T14">bandwidth</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74"><text:span text:style-name="Source_20_Text"><text:span text:style-name="T76">Memory estimates,</text:span></text:span></text:p>
              <text:p text:style-name="P96"><text:span text:style-name="Source_20_Text"><text:span text:style-name="T13">Now, according to th</text:span></text:span><text:span text:style-name="Source_20_Text"><text:span text:style-name="T18">e 50</text:span></text:span><text:span text:style-name="Source_20_Text"><text:span text:style-name="T13">% capacity model for </text:span></text:span><text:span text:style-name="Source_20_Text"><text:span text:style-name="T19">memory</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76"><text:span text:style-name="Source_20_Text"><text:span text:style-name="T75">Storage estimates,</text:span></text:span></text:p>
              <text:p text:style-name="P97"><text:span text:style-name="Source_20_Text"><text:span text:style-name="T13">Now, according to the 70% capacity model for storage, the </text:span></text:span><text:span text:style-name="Source_20_Text"><text:span text:style-name="T15">required storage will be </text:span></text:span><text:span text:style-name="Source_20_Text"><text:span text:style-name="T17">.</text:span></text:span></text:p>
            </text:list-item>
          </text:list>
        </text:list-item>
        <text:list-item>
          <text:p text:style-name="P77"><text:span text:style-name="Source_20_Text"><text:span text:style-name="T77">Database design,</text:span></text:span></text:p>
          <text:list>
            <text:list-item>
              <text:p text:style-name="P98"><text:span text:style-name="Source_20_Text"><text:span text:style-name="T78">Important points about </text:span></text:span><text:span text:style-name="Source_20_Text"><text:span text:style-name="T79">nature of</text:span></text:span><text:span text:style-name="Source_20_Text"><text:span text:style-name="T78"> data,</text:span></text:span></text:p>
              <text:p text:style-name="P74"><text:span text:style-name="Source_20_Text"><text:span text:style-name="T11">a</text:span></text:span></text:p>
            </text:list-item>
            <text:list-item>
              <text:p text:style-name="P98"><text:span text:style-name="Source_20_Text"><text:span text:style-name="T80">B</text:span></text:span><text:span text:style-name="Source_20_Text"><text:span text:style-name="T81">asic d</text:span></text:span><text:span text:style-name="Source_20_Text"><text:span text:style-name="T82">atabase schema,</text:span></text:span></text:p>
              <text:p text:style-name="P78"><text:span text:style-name="Source_20_Text"><text:span text:style-name="T11">a</text:span></text:span></text:p>
            </text:list-item>
            <text:list-item>
              <text:p text:style-name="P98"><text:span text:style-name="Source_20_Text"><text:span text:style-name="T83">identify the relations,</text:span></text:span></text:p>
              <text:p text:style-name="P74"><text:span text:style-name="Source_20_Text"><text:span text:style-name="T11">a</text:span></text:span></text:p>
            </text:list-item>
            <text:list-item>
              <text:p text:style-name="P90"><text:span text:style-name="Source_20_Text"><text:span text:style-name="T82">What type of database should we use?</text:span></text:span></text:p>
              <text:p text:style-name="P74"><text:span text:style-name="Source_20_Text"><text:span text:style-name="T11">a</text:span></text:span></text:p>
            </text:list-item>
          </text:list>
        </text:list-item>
        <text:list-item>
          <text:p text:style-name="P79"><text:span text:style-name="Source_20_Text"><text:span text:style-name="T84">Algorithm,</text:span></text:span></text:p>
          <text:p text:style-name="P79"><text:span text:style-name="Source_20_Text"><text:span text:style-name="T11">a</text:span></text:span></text:p>
        </text:list-item>
        <text:list-item>
          <text:p text:style-name="P79"><text:span text:style-name="Source_20_Text"><text:span text:style-name="T84">Basic system design,</text:span></text:span></text:p>
          <text:p text:style-name="P74"><text:span text:style-name="Source_20_Text"><text:span text:style-name="T11">a</text:span></text:span></text:p>
        </text:list-item>
        <text:list-item>
          <text:p text:style-name="P90"><text:span text:style-name="Source_20_Text"><text:span text:style-name="T85">D</text:span></text:span><text:span text:style-name="Source_20_Text"><text:span text:style-name="T110">etailed</text:span></text:span><text:span text:style-name="Source_20_Text"><text:span text:style-name="T85"> </text:span></text:span><text:span text:style-name="Source_20_Text"><text:span text:style-name="T86">Component design,</text:span></text:span></text:p>
          <text:p text:style-name="P99"><text:span text:style-name="Source_20_Text"><text:span text:style-name="T20">a</text:span></text:span></text:p>
        </text:list-item>
        <text:list-item>
          <text:p text:style-name="P74"><text:span text:style-name="Source_20_Text"><text:span text:style-name="T87">Concurrency,</text:span></text:span></text:p>
          <text:list>
            <text:list-item>
              <text:p text:style-name="P86"><text:span text:style-name="Source_20_Text"><text:span text:style-name="T87">How to handle concurrency issues,</text:span></text:span></text:p>
              <text:p text:style-name="P74"><text:span text:style-name="Source_20_Text"><text:span text:style-name="T11">a</text:span></text:span></text:p>
            </text:list-item>
          </text:list>
        </text:list-item>
        <text:list-item>
          <text:p text:style-name="P86"><text:span text:style-name="Source_20_Text"><text:span text:style-name="T88">Data Partitioning,</text:span></text:span></text:p>
          <text:list>
            <text:list-item>
              <text:p text:style-name="P70"><text:span text:style-name="Source_20_Text"><text:span text:style-name="T89">Vertical or feature based partitioning,</text:span></text:span></text:p>
              <text:p text:style-name="P80"><text:span text:style-name="Source_20_Text"><text:span text:style-name="T11">a</text:span></text:span></text:p>
            </text:list-item>
            <text:list-item>
              <text:p text:style-name="P80"><text:span text:style-name="Source_20_Text"><text:span text:style-name="T90">Range based partitioning,</text:span></text:span></text:p>
              <text:p text:style-name="P80"><text:span text:style-name="Source_20_Text"><text:span text:style-name="T11">a</text:span></text:span></text:p>
            </text:list-item>
            <text:list-item>
              <text:p text:style-name="P80"><text:span text:style-name="Source_20_Text"><text:span text:style-name="T90">Hash based partitioning,</text:span></text:span></text:p>
              <text:p text:style-name="P80"><text:span text:style-name="Source_20_Text"><text:span text:style-name="T11">a</text:span></text:span></text:p>
            </text:list-item>
          </text:list>
        </text:list-item>
        <text:list-item>
          <text:p text:style-name="P100"><text:span text:style-name="Source_20_Text"><text:span text:style-name="T111">Service Component</text:span></text:span><text:span text:style-name="Source_20_Text"><text:span text:style-name="T88"> Partitioning,</text:span></text:span></text:p>
          <text:list>
            <text:list-item>
              <text:p text:style-name="P81"><text:span text:style-name="Source_20_Text"><text:span text:style-name="T89">Vertical or feature based partitioning,</text:span></text:span></text:p>
              <text:p text:style-name="P81"><text:span text:style-name="Source_20_Text"><text:span text:style-name="T11">a</text:span></text:span></text:p>
            </text:list-item>
            <text:list-item>
              <text:p text:style-name="P81"><text:span text:style-name="Source_20_Text"><text:span text:style-name="T90">Range based partitioning,</text:span></text:span></text:p>
              <text:p text:style-name="P81"><text:span text:style-name="Source_20_Text"><text:span text:style-name="T11">a</text:span></text:span></text:p>
            </text:list-item>
            <text:list-item>
              <text:p text:style-name="P81"><text:span text:style-name="Source_20_Text"><text:span text:style-name="T90">Hash based partitioning,</text:span></text:span></text:p>
              <text:p text:style-name="P81"><text:span text:style-name="Source_20_Text"><text:span text:style-name="T11">a</text:span></text:span></text:p>
            </text:list-item>
          </text:list>
        </text:list-item>
        <text:list-item>
          <text:p text:style-name="P81"><text:span text:style-name="Source_20_Text"><text:span text:style-name="T91">Data replication,</text:span></text:span></text:p>
          <text:p text:style-name="P80"><text:span text:style-name="Source_20_Text"><text:span text:style-name="T11">a</text:span></text:span></text:p>
        </text:list-item>
        <text:list-item>
          <text:p text:style-name="P80"><text:span text:style-name="Source_20_Text"><text:span text:style-name="T92">Data archiving,</text:span></text:span></text:p>
          <text:p text:style-name="P80"><text:span text:style-name="Source_20_Text"><text:span text:style-name="T11">a</text:span></text:span></text:p>
        </text:list-item>
        <text:list-item>
          <text:p text:style-name="P86"><text:span text:style-name="Source_20_Text"><text:span text:style-name="T93">Cache,</text:span></text:span></text:p>
          <text:list>
            <text:list-item>
              <text:p text:style-name="P86"><text:span text:style-name="Source_20_Text"><text:span text:style-name="T94">How much cache should we use?</text:span></text:span></text:p>
              <text:p text:style-name="P80"><text:span text:style-name="Source_20_Text"><text:span text:style-name="T11">a</text:span></text:span></text:p>
            </text:list-item>
            <text:list-item>
              <text:p text:style-name="P101"><text:span text:style-name="Source_20_Text"><text:span text:style-name="T95">Which cache eviction policy would best fit our needs?</text:span></text:span></text:p>
              <text:p text:style-name="P80"><text:span text:style-name="Source_20_Text"><text:span text:style-name="T11">a</text:span></text:span></text:p>
            </text:list-item>
            <text:list-item>
              <text:p text:style-name="P101"><text:span text:style-name="Source_20_Text"><text:span text:style-name="T96">How can each cache replica be updated?</text:span></text:span></text:p>
              <text:p text:style-name="P80"><text:span text:style-name="Source_20_Text"><text:span text:style-name="T11">a</text:span></text:span></text:p>
            </text:list-item>
          </text:list>
        </text:list-item>
        <text:list-item>
          <text:p text:style-name="P82"><text:span text:style-name="Source_20_Text"><text:span text:style-name="T108">Fault Tolerance</text:span></text:span></text:p>
          <text:p text:style-name="P83"><text:span text:style-name="Source_20_Text"><text:span text:style-name="T28">a</text:span></text:span></text:p>
        </text:list-item>
        <text:list-item>
          <text:p text:style-name="P82"><text:span text:style-name="Source_20_Text"><text:span text:style-name="T97">Where to add load balancers?</text:span></text:span></text:p>
          <text:p text:style-name="P80"><text:span text:style-name="Source_20_Text"><text:span text:style-name="T11">a</text:span></text:span></text:p>
        </text:list-item>
        <text:list-item>
          <text:p text:style-name="P80"><text:span text:style-name="Source_20_Text"><text:span text:style-name="T98">Purging or DB cleanup,</text:span></text:span></text:p>
          <text:p text:style-name="P80"><text:span text:style-name="Source_20_Text"><text:span text:style-name="T11">a</text:span></text:span></text:p>
        </text:list-item>
        <text:list-item>
          <text:p text:style-name="P80"><text:span text:style-name="Source_20_Text"><text:span text:style-name="T99">Data deduplication,</text:span></text:span></text:p>
          <text:p text:style-name="P80"><text:span text:style-name="Source_20_Text"><text:span text:style-name="T11">a</text:span></text:span></text:p>
        </text:list-item>
        <text:list-item>
          <text:p text:style-name="P84"><text:span text:style-name="Source_20_Text"><text:span text:style-name="T100">Optimizations on the client to improve user experience,</text:span></text:span></text:p>
          <text:list>
            <text:list-item>
              <text:p text:style-name="P84"><text:soft-page-break/><text:span text:style-name="Source_20_Text"><text:span text:style-name="T30">browser cache,</text:span></text:span></text:p>
              <text:p text:style-name="P84"><text:span text:style-name="Source_20_Text"><text:span text:style-name="T31">(</text:span></text:span><text:span text:style-name="Source_20_Text"><text:span text:style-name="T32">l</text:span></text:span><text:span text:style-name="Source_20_Text"><text:span text:style-name="T30">everaging the browser cache is crucial for assets that are rarely changing</text:span></text:span><text:span text:style-name="Source_20_Text"><text:span text:style-name="T31">),</text:span></text:span></text:p>
            </text:list-item>
            <text:list-item>
              <text:p text:style-name="P84"><text:span text:style-name="Source_20_Text"><text:span text:style-name="T33">try to reduce the number of http requests,</text:span></text:span></text:p>
            </text:list-item>
            <text:list-item>
              <text:p text:style-name="P84"><text:span text:style-name="Source_20_Text"><text:span text:style-name="T34">minify javascript and css,</text:span></text:span></text:p>
              <text:p text:style-name="P84"><text:span text:style-name="Source_20_Text"><text:span text:style-name="T35">(</text:span></text:span><text:span text:style-name="Source_20_Text"><text:span text:style-name="T36">m</text:span></text:span><text:span text:style-name="Source_20_Text"><text:span text:style-name="T35">inification of resources means </text:span></text:span><text:span text:style-name="Strong_20_Emphasis"><text:span text:style-name="T39">removing unnecessary characters</text:span></text:span><text:span text:style-name="Source_20_Text"><text:span text:style-name="T35"> from your HTML, JavaScript, and CSS that are not required to load, such as: </text:span></text:span>White space characters, New line characters, Comments, Block delimiters, <text:span text:style-name="T141">etc</text:span><text:span text:style-name="Source_20_Text"><text:span text:style-name="T35">)</text:span></text:span><text:span text:style-name="Source_20_Text"><text:span text:style-name="T34">,</text:span></text:span></text:p>
            </text:list-item>
            <text:list-item>
              <text:p text:style-name="P84"><text:span text:style-name="Source_20_Text"><text:span text:style-name="T37">avoid 301 redirects,</text:span></text:span></text:p>
              <text:p text:style-name="P84"><text:span text:style-name="Source_20_Text"><text:span text:style-name="T37">(Redirects are performance killers. Avoid them whenever possible.),</text:span></text:span></text:p>
            </text:list-item>
          </text:list>
        </text:list-item>
        <text:list-item>
          <text:p text:style-name="P84"><text:span text:style-name="Source_20_Text"><text:span text:style-name="T101">User Persionalization,</text:span></text:span></text:p>
          <text:p text:style-name="P80"><text:span text:style-name="Source_20_Text"><text:span text:style-name="T11">a</text:span></text:span></text:p>
        </text:list-item>
        <text:list-item>
          <text:p text:style-name="P106"><text:span text:style-name="Source_20_Text"><text:span text:style-name="T103">Analytics,</text:span></text:span></text:p>
          <text:list>
            <text:list-item>
              <text:p text:style-name="P106"><text:span text:style-name="Source_20_Text"><text:span text:style-name="T104">What type of analytics should be tracked </text:span></text:span><text:span text:style-name="Source_20_Text"><text:span text:style-name="T105">and how that analytics will be used to extract informations</text:span></text:span><text:span text:style-name="Source_20_Text"><text:span text:style-name="T104">?</text:span></text:span></text:p>
              <text:p text:style-name="P85"><text:span text:style-name="Source_20_Text"><text:span text:style-name="T11">a</text:span></text:span></text:p>
            </text:list-item>
          </text:list>
        </text:list-item>
        <text:list-item>
          <text:p text:style-name="P85"><text:span text:style-name="Source_20_Text"><text:span text:style-name="T102">Advanced Issues,</text:span></text:span></text:p>
          <text:p text:style-name="P80"><text:span text:style-name="Source_20_Text"><text:span text:style-name="T11">a</text:span></text:span></text:p>
        </text:list-item>
        <text:list-item>
          <text:p text:style-name="P70"><text:span text:style-name="Source_20_Text"><text:span text:style-name="T106">Monitoring:</text:span></text:span><text:span text:style-name="Source_20_Text"><text:span text:style-name="T21">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86"><text:span text:style-name="Source_20_Text"><text:span text:style-name="T22">No. of hits per day,</text:span></text:span></text:p>
            </text:list-item>
            <text:list-item>
              <text:p text:style-name="P86"><text:span text:style-name="Source_20_Text"><text:span text:style-name="T22">No. of hits per second and what is the daily peak?</text:span></text:span></text:p>
            </text:list-item>
            <text:list-item>
              <text:p text:style-name="P86"><text:span text:style-name="Source_20_Text"><text:span text:style-name="T23">Amount of data coming in and going out per day,</text:span></text:span></text:p>
            </text:list-item>
            <text:list-item>
              <text:p text:style-name="P86"><text:span text:style-name="Source_20_Text"><text:span text:style-name="T23">Amount of data coming in and going out per second and what is the daily peak?</text:span></text:span></text:p>
            </text:list-item>
            <text:list-item>
              <text:p text:style-name="P86"><text:span text:style-name="Source_20_Text"><text:span text:style-name="T24">Average latency seen by the user,</text:span></text:span></text:p>
            </text:list-item>
          </text:list>
          <text:p text:style-name="P103"><text:span text:style-name="Source_20_Text"><text:span text:style-name="T25"/></text:span></text:p>
          <text:p text:style-name="P103"><text:span text:style-name="Source_20_Text"><text:span text:style-name="T25"><text:s text:c="8"/>By monitoring these counters, we will realize if we need more replication or load balancing or caching, etc.</text:span></text:span></text:p>
          <text:p text:style-name="P103"><text:span text:style-name="Source_20_Text"><text:span text:style-name="T26"><text:s text:c="8"/>Continue benchmarking and monitoring your system to address bottlenecks as they come up. Scaling is an iterative process.</text:span></text:span></text:p>
          <text:p text:style-name="P103"><text:span text:style-name="Source_20_Text"><text:span text:style-name="T26"/></text:span></text:p>
        </text:list-item>
        <text:list-item>
          <text:p text:style-name="P104"><text:span text:style-name="Source_20_Text"><text:span text:style-name="T107">Follow up questions:</text:span></text:span></text:p>
          <text:p text:style-name="P105"><text:span text:style-name="Source_20_Text"><text:span text:style-name="T25">a</text:span></text:span></text:p>
        </text:list-item>
        <text:list-item>
          <text:p text:style-name="P105"><text:span text:style-name="Source_20_Text"><text:span text:style-name="T25">Abc</text:span></text:span></text:p>
        </text:list-item>
      </text:list>
      <text:p text:style-name="P3"><text:span text:style-name="Source_20_Text"><text:span text:style-name="T27"/></text:span></text:p>
      <text:p text:style-name="P2"><text:span text:style-name="Source_20_Text"><text:span text:style-name="T42">Object-Oriented </text:span></text:span><text:span text:style-name="Source_20_Text"><text:span text:style-name="T43">D</text:span></text:span><text:span text:style-name="Source_20_Text"><text:span text:style-name="T44">esign steps</text:span></text:span></text:p>
      <text:list xml:id="list1771543256012395713" text:style-name="L15">
        <text:list-item>
          <text:p text:style-name="P109"><text:span text:style-name="Source_20_Text"><text:span text:style-name="T51">problem stat</text:span></text:span><text:span text:style-name="Source_20_Text"><text:span text:style-name="T52">ement</text:span></text:span></text:p>
          <text:p text:style-name="P110"><text:span text:style-name="Source_20_Text"><text:span text:style-name="T3">a</text:span></text:span></text:p>
        </text:list-item>
        <text:list-item>
          <text:p text:style-name="P109"><text:span text:style-name="Source_20_Text"><text:span text:style-name="T51">u</text:span></text:span><text:span text:style-name="Source_20_Text"><text:span text:style-name="T53">se cases</text:span></text:span></text:p>
          <text:p text:style-name="P110"><text:span text:style-name="Source_20_Text"><text:span text:style-name="T3">a</text:span></text:span></text:p>
        </text:list-item>
        <text:list-item>
          <text:p text:style-name="P109"><text:span text:style-name="Source_20_Text"><text:span text:style-name="T53">identifying objects</text:span></text:span></text:p>
          <text:p text:style-name="P110"><text:span text:style-name="Source_20_Text"><text:span text:style-name="T3">a</text:span></text:span></text:p>
        </text:list-item>
        <text:list-item>
          <text:p text:style-name="P109"><text:span text:style-name="Source_20_Text"><text:span text:style-name="T53">refining with hierarchy</text:span></text:span></text:p>
          <text:p text:style-name="P110"><text:span text:style-name="Source_20_Text"><text:span text:style-name="T3">a</text:span></text:span></text:p>
        </text:list-item>
        <text:list-item>
          <text:p text:style-name="P109"><text:span text:style-name="Source_20_Text"><text:span text:style-name="T53">identifying interactions among objects</text:span></text:span></text:p>
          <text:p text:style-name="P110"><text:span text:style-name="Source_20_Text"><text:span text:style-name="T3">a</text:span></text:span></text:p>
        </text:list-item>
        <text:list-item>
          <text:p text:style-name="P109"><text:span text:style-name="Source_20_Text"><text:span text:style-name="T53">identifying attributes </text:span></text:span><text:span text:style-name="Source_20_Text"><text:span text:style-name="T54">and methods of class and create class diagram</text:span></text:span></text:p>
          <text:p text:style-name="P110"><text:span text:style-name="Source_20_Text"><text:span text:style-name="T3">a</text:span></text:span></text:p>
        </text:list-item>
        <text:list-item>
          <text:p text:style-name="P109"><text:span text:style-name="Source_20_Text"><text:span text:style-name="T55">implement the class diagram</text:span></text:span></text:p>
          <text:p text:style-name="P110"><text:a xlink:type="simple" xlink:href="https://github.com/priyadarshi608/Rubbish/tree/master/LRUCache" text:style-name="Internet_20_link" text:visited-style-name="Visited_20_Internet_20_Link"><text:span text:style-name="Source_20_Text"><text:span text:style-name="T3">a</text:span></text:span></text:a></text:p>
        </text:list-item>
        <text:list-item>
          <text:p text:style-name="P109"><text:span text:style-name="Source_20_Text"><text:span text:style-name="T56">Follow up questions:</text:span></text:span></text:p>
          <text:p text:style-name="P111"><text:span text:style-name="Source_20_Text"><text:span text:style-name="T4">a</text:span></text:span></text:p>
        </text:list-item>
        <text:list-item>
          <text:p text:style-name="P109"><text:span text:style-name="Source_20_Text"><text:span text:style-name="T2">a</text:span></text:span></text:p>
        </text:list-item>
      </text:list>
      <text:p text:style-name="P7"><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5-31T11:57:23.579474870</dc:date>
    <meta:editing-duration>P16DT15H13M13S</meta:editing-duration>
    <meta:editing-cycles>1133</meta:editing-cycles>
    <meta:document-statistic meta:table-count="0" meta:image-count="0" meta:object-count="0" meta:page-count="6" meta:paragraph-count="246" meta:word-count="2159" meta:character-count="12973" meta:non-whitespace-character-count="11096"/>
  </office:meta>
</office:document-meta>
</file>